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User.setLdapId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User.existsUser( String _ldap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DAPUser.bind( String principal , String credentials , String authMetho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DAPUser.constructPrincipal( String user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DAPUser.LDAPUser( ItemManager item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User.creat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User.set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APUser.isSubtreeSear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User.initializ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DAPUser.read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DAPUser.getDirectoryEntry( String user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DAPUser.setPassword( String plainText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User.canChange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User.getLda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User.LDAPUser( ItemManager itemManager , Logger logger , String id , String email , String _ldapId , Logger _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Us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User.authenticate( String passwor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DAPUser.close( 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User.getPrincip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DAPUser.setEncryptedPassword( String encrypted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